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TOT Tutorial</text:title></text:p>
      <text:p text:style-name="OrgTitle"/>
      <text:p text:style-name="OrgSubtitle"><text:initial-creator>Torsten Anders</text:initial-creator></text:p>
      <text:p text:style-name="OrgSubtitle"/>
      <text:table-of-content text:style-name="OrgIndexSection" text:protected="true" text:name="Table of Contents">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3979043">1. Introduction</text:a></text:p>
          <text:p text:style-name="Contents_20_1"><text:a xlink:type="simple" xlink:href="#org1840fae">2. Microtonal and xenharmonic music</text:a></text:p>
          <text:p text:style-name="Contents_20_2"><text:a xlink:type="simple" xlink:href="#orgcb437a5">2.1. Introduction</text:a></text:p>
          <text:p text:style-name="Contents_20_2"><text:a xlink:type="simple" xlink:href="#orgbba202b">2.2. First steps</text:a></text:p>
          <text:p text:style-name="Contents_20_1"><text:a xlink:type="simple" xlink:href="#orgd7cd7fa">3. Karnatic rhythms</text:a></text:p>
          <text:p text:style-name="Contents_20_2"><text:a xlink:type="simple" xlink:href="#orgb2baf74">3.1. Creating a higher-level plan</text:a></text:p>
          <text:p text:style-name="Contents_20_2"><text:a xlink:type="simple" xlink:href="#org559b2ce">3.2. Filling in details</text:a></text:p>
        </text:index-body>
      </text:table-of-content>
      <text:h text:style-name="Heading_20_1" text:outline-level="1" text:is-list-header="false">
<text:bookmark-start text:name="OrgXref.org3979043"/>
<text:bookmark text:name="org3979043"/>Introduction
<text:bookmark-end text:name="OrgXref.org3979043"/></text:h>
      <text:p text:style-name="Text_20_body">This document presents in a tutorial fashion some functionality of the <text:a xlink:type="simple" xlink:href="https://github.com/tanders/tot">TOT library</text:a> for
<text:a xlink:type="simple" xlink:href="http://opusmodus.com/">Opusmodus</text:a>. The TOT library is a loose collection of tools for algorithmic composition. Various
functions and independent and their reference documentation is probably suficient. 
</text:p>
      <text:p text:style-name="Text_20_body">However, this library also implements some features where a number of definitions work
together. This tutorial focusses on documenting such features.
</text:p>
      <text:h text:style-name="Heading_20_1" text:outline-level="1" text:is-list-header="false">
<text:bookmark-start text:name="OrgXref.org1840fae"/>
<text:bookmark text:name="org1840fae"/>Microtonal and xenharmonic music
<text:bookmark-end text:name="OrgXref.org1840fae"/></text:h>
      <text:h text:style-name="Heading_20_2" text:outline-level="2" text:is-list-header="false">
<text:bookmark-start text:name="OrgXref.orgcb437a5"/>
<text:bookmark text:name="orgcb437a5"/>Introduction
<text:bookmark-end text:name="OrgXref.orgcb437a5"/></text:h>
      <text:p text:style-name="Text_20_body">The TOT library greatly expands Opusmodus' builtin support for microtonal music.  Opusmodus'
builtin support for microtonal music only allows for quarter tones (24 tone equal division of
the octave, 24-EDO) and eighth tones (48 tone equal division of the octave, 48-EDO). The
microtonal model of the TOT library, by contrast, allows users to define arbitrary equal
temperaments (both equal divisions of the octave and other intervals), just intonation (JI) for
arbitrary prime limits, and arbitrary regular temperaments
(<text:a xlink:type="simple" xlink:href="https://en.xen.wiki/w/Tour_of_Regular_Temperaments">https://en.xen.wiki/w/Tour_of_Regular_Temperaments</text:a>). 
</text:p>
      <text:p text:style-name="Text_20_body">The library provides this tuning universe in a way that is controllable by a single uniform
notation embedded in <text:a xlink:type="simple" xlink:href="https://opusmodus.com/forums/tutorials/omn-the-language/">OMN</text:a>. Still, the library tries to keep things relatively clear and simple by
introducing mainly one actual new accidental symbol, and that symbol will then be combined with
numbers (for prime limits) to express arbitrary JI pitches, which are then mapped to all the
possible tunings.  Technically, pitch deflections are expressed by OMN articulations, as a
library cannot change the underlying OMN pitch format.
</text:p>
      <text:p text:style-name="Text_20_body">For microtonal playback, the library implements what could be called a subset of <text:a xlink:type="simple" xlink:href="https://www.midi.org/midi-articles/midi-polyphonic-expression-mpe">MIDI Polyphonic
Expression (MPE)</text:a>, where chords are distributed automatically over multiple MIDI channels so that
each tone is tuned independently by pitch bend messages. A considerable number of soft synth
already support MPE directly (<text:a xlink:type="simple" xlink:href="https://roli.com/mpe">some incomplete list is shown here, scroll down and select Soft
Synths</text:a>), and every instrument plugin can be relatively easily made to support MPE by
using multiple instances of that plugin in parallel (e.g., directly in a DAW or with a plugin
host that itself is also a plugin, like <text:a xlink:type="simple" xlink:href="https://www.plogue.com/products/bidule.html">Plogue Bidule</text:a>).
</text:p>
      <text:p text:style-name="Text_20_body">The core idea of this xemharmonic support is that JI, arbitrary equal temperaments and very many
other tunings (<text:a xlink:type="simple" xlink:href="https://en.xen.wiki/w/Tour_of_Regular_Temperaments">https://en.xen.wiki/w/Tour_of_Regular_Temperaments</text:a>) can all be expressed as
regular temperaments. You can find an informal discussion of regular temperaments, its context
and motivation – how it extends/generalises many other tone systems – at this link:
<text:a xlink:type="simple" xlink:href="http://x31eq.com/paradigm.html">http://x31eq.com/paradigm.html</text:a>. Here is another introduction: <text:a xlink:type="simple" xlink:href="https://en.xen.wiki/w/Mike%27s_Lectures_On_Regular_Temperament_Theory">https://en.xen.wiki/w/Mike%27s_Lectures_On_Regular_Temperament_Theory</text:a>. 
</text:p>
      <text:h text:style-name="Heading_20_2" text:outline-level="2" text:is-list-header="false">
<text:bookmark-start text:name="OrgXref.orgbba202b"/>
<text:bookmark text:name="orgbba202b"/>First steps
<text:bookmark-end text:name="OrgXref.orgbba202b"/></text:h>
      <text:p text:style-name="Text_20_body">Importantly, regular temperaments can all be mapped to JI. Therefore, they can also all by
notated by a pitch notation capable of notating JI for arbitrary prime limits. So, as a unifying
pitch notation for all these temperaments I am using such a JI notation. Many recent JI staff
notations (I found so far 5 of them, one highly developed one is <text:a xlink:type="simple" xlink:href="http://sagittal.org">http://sagittal.org</text:a>) are all
based on the same fundamental idea, which I am also using: the traditional pitch nominals (A, B,
C…) and the traditional accidentals (sharp, double-sharp, flat…) are denoting Pythagorean
tuning (when the notation is read as a JI notation), i.e. they notate all the pitches we can
reach when stacking just fifths (plus their octaves).
</text:p>
      <text:p text:style-name="Text_20_body">We can express such pitches in OMN with our standard pitch notation. Here is a dominant seventh chord,
which in a JI interpretation would be tuned in Pythagorean tuning.
</text:p>
      <text:p text:style-name="OrgSrcBlockLastLine">(setf<text:s/>pythagorean-seventh<text:s/>'(h<text:s/>c4e4g4bb4))</text:p>
      <text:h text:style-name="Heading_20_1" text:outline-level="1" text:is-list-header="false">
<text:bookmark-start text:name="OrgXref.orgd7cd7fa"/>
<text:bookmark text:name="orgd7cd7fa"/>Karnatic rhythms
<text:bookmark-end text:name="OrgXref.orgd7cd7fa"/></text:h>
      <text:h text:style-name="Heading_20_2" text:outline-level="2" text:is-list-header="false">
<text:bookmark-start text:name="OrgXref.orgb2baf74"/>
<text:bookmark text:name="orgb2baf74"/>Creating a higher-level plan
<text:bookmark-end text:name="OrgXref.orgb2baf74"/></text:h>
      <text:h text:style-name="Heading_20_2" text:outline-level="2" text:is-list-header="false">
<text:bookmark-start text:name="OrgXref.org559b2ce"/>
<text:bookmark text:name="org559b2ce"/>Filling in details
<text:bookmark-end text:name="OrgXref.org559b2ce"/></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orsten Anders</dc:creator>
    <meta:initial-creator>Torsten Anders</meta:initial-creator>
    <dc:date>2021-04-01T20:55:35</dc:date>
    <meta:creation-date>2021-04-01T20:55:35</meta:creation-date>
    <meta:generator>Emacs 25.3.50.1 (Org mode 9.2.6)</meta:generator>
    <meta:keyword/>
    <dc:subject/>
    <dc:title>TOT Tutorial</dc:title>
  </office:meta>
</office:document-meta>
</file>